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200000167AF84D2BB.png" manifest:media-type="image/png"/>
  <manifest:file-entry manifest:full-path="Pictures/10000000000002100000007493D3316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0.2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5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823cm, 0.439cm, 0.54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99cm, 0.38cm, 2.797cm, 0.2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5.75cm" fo:min-width="4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6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cm" svg:height="1.1cm" svg:x="4.3cm" svg:y="3.3cm">
          <text:p text:style-name="P1">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cm" svg:height="1.1cm" svg:x="8.6cm" svg:y="4.4cm">
          <text:p text:style-name="P1">n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cm" svg:height="1.1cm" svg:x="7.3cm" svg:y="7.9cm">
          <text:p text:style-name="P1">n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cm" svg:height="1.1cm" svg:x="5cm" svg:y="10.9cm">
          <text:p text:style-name="P1">n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cm" svg:height="1.1cm" svg:x="12.6cm" svg:y="3.3cm">
          <text:p text:style-name="P1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1cm" svg:height="1.1cm" svg:x="11.9cm" svg:y="5cm">
          <text:p text:style-name="P1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1cm" svg:height="1.1cm" svg:x="10.8cm" svg:y="6.8cm">
          <text:p text:style-name="P1">r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1cm" svg:height="1.1cm" svg:x="16.4cm" svg:y="2.2cm">
          <text:p text:style-name="P1">r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1cm" svg:height="1.1cm" svg:x="15.8cm" svg:y="3.6cm">
          <text:p text:style-name="P1">r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1cm" svg:height="1.1cm" svg:x="14.9cm" svg:y="5cm">
          <text:p text:style-name="P1">r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4cm" svg:y1="3.85cm" svg:x2="8.6cm" svg:y2="4.95cm" draw:start-shape="id1" draw:start-glue-point="10" draw:end-shape="id2" draw:end-glue-point="6" svg:d="M5400 3850c2401 0 802 1100 3200 1100" svg:viewBox="0 0 3201 1101">
          <text:p/>
        </draw:connector>
        <draw:connector draw:style-name="gr2" draw:text-style-name="P3" draw:layer="layout" draw:type="curve" svg:x1="5.239cm" svg:y1="4.239cm" svg:x2="7.461cm" svg:y2="8.061cm" draw:start-shape="id1" draw:start-glue-point="9" draw:end-shape="id3" draw:end-glue-point="5" svg:d="M5239 4239c0 2868 2222 957 2222 3822" svg:viewBox="0 0 2223 3823">
          <text:p/>
        </draw:connector>
        <draw:connector draw:style-name="gr2" draw:text-style-name="P3" draw:layer="layout" draw:type="curve" svg:x1="4.85cm" svg:y1="4.4cm" svg:x2="5.55cm" svg:y2="10.9cm" draw:start-shape="id1" draw:start-glue-point="8" draw:end-shape="id4" draw:end-glue-point="4" svg:d="M4850 4400c0 4876 700 1627 700 6500" svg:viewBox="0 0 701 6501">
          <text:p/>
        </draw:connector>
        <draw:connector draw:style-name="gr2" draw:text-style-name="P3" draw:layer="layout" draw:type="curve" svg:x1="9.7cm" svg:y1="4.95cm" svg:x2="12.6cm" svg:y2="3.85cm" draw:start-shape="id2" draw:start-glue-point="10" draw:end-shape="id5" draw:end-glue-point="6" svg:d="M9700 4950c2176 0 727-1100 2900-1100" svg:viewBox="0 0 2901 1101">
          <text:p/>
        </draw:connector>
        <draw:connector draw:style-name="gr2" draw:text-style-name="P3" draw:layer="layout" draw:type="curve" svg:x1="9.539cm" svg:y1="5.339cm" svg:x2="11.9cm" svg:y2="5.55cm" draw:start-shape="id2" draw:start-glue-point="9" draw:end-shape="id6" draw:end-glue-point="6" svg:d="M9539 5339c1893 0 713 211 2361 211" svg:viewBox="0 0 2362 212">
          <text:p/>
        </draw:connector>
        <draw:connector draw:style-name="gr2" draw:text-style-name="P3" draw:layer="layout" draw:type="curve" svg:x1="9.15cm" svg:y1="5.5cm" svg:x2="10.961cm" svg:y2="6.961cm" draw:start-shape="id2" draw:start-glue-point="8" draw:end-shape="id7" draw:end-glue-point="5" svg:d="M9150 5500c0 976 1811 246 1811 1461" svg:viewBox="0 0 1812 1462">
          <text:p/>
        </draw:connector>
        <draw:connector draw:style-name="gr2" draw:text-style-name="P3" draw:layer="layout" draw:type="curve" svg:x1="13.7cm" svg:y1="3.85cm" svg:x2="16.4cm" svg:y2="2.75cm" draw:start-shape="id5" draw:start-glue-point="10" draw:end-shape="id8" draw:end-glue-point="6" svg:d="M13700 3850c2026 0 677-1100 2700-1100" svg:viewBox="0 0 2701 1101">
          <text:p/>
        </draw:connector>
        <draw:connector draw:style-name="gr2" draw:text-style-name="P3" draw:layer="layout" draw:type="curve" svg:x1="13.539cm" svg:y1="4.239cm" svg:x2="15.8cm" svg:y2="4.15cm" draw:start-shape="id5" draw:start-glue-point="9" draw:end-shape="id9" draw:end-glue-point="6" svg:d="M13539 4239c1818 0 688-89 2261-89" svg:viewBox="0 0 2262 90">
          <text:p/>
        </draw:connector>
        <draw:connector draw:style-name="gr2" draw:text-style-name="P3" draw:layer="layout" draw:type="curve" svg:x1="13.15cm" svg:y1="4.4cm" svg:x2="15.061cm" svg:y2="5.161cm" draw:start-shape="id5" draw:start-glue-point="8" draw:end-shape="id10" draw:end-glue-point="5" svg:d="M13150 4400c0 508 637 761 1911 761" svg:viewBox="0 0 1912 762">
          <text:p/>
        </draw:connector>
        <draw:connector draw:style-name="gr2" draw:text-style-name="P3" draw:layer="layout" draw:type="curve" svg:x1="10.8cm" svg:y1="7.35cm" svg:x2="8.761cm" svg:y2="5.339cm" draw:start-shape="id7" draw:start-glue-point="6" draw:end-shape="id2" draw:end-glue-point="7" svg:d="M10800 7350c-1360 0-2039-670-2039-2011" svg:viewBox="0 0 2040 2012">
          <text:p/>
        </draw:connector>
        <draw:frame draw:style-name="gr3" draw:text-style-name="P4" draw:layer="layout" svg:width="15.755cm" svg:height="0.962cm" svg:x="8.493cm" svg:y="12.138cm">
          <draw:text-box>
            <text:p>typedef std::map&lt;std::string, std::list&lt;std::string&gt;&gt; p_t;</text:p>
          </draw:text-box>
        </draw:frame>
      </draw:page>
      <draw:page draw:name="page2" draw:style-name="dp1" draw:master-page-name="Default">
        <draw:frame draw:style-name="gr4" draw:text-style-name="P1" draw:layer="layout" svg:width="12.599cm" svg:height="2.627cm" svg:x="8.701cm" svg:y="1.073cm">
          <draw:image xlink:href="Pictures/10000000000002100000007493D33160.png" xlink:type="simple" xlink:show="embed" xlink:actuate="onLoad">
            <text:p/>
          </draw:image>
        </draw:frame>
        <draw:frame draw:style-name="gr5" draw:text-style-name="P1" draw:layer="layout" svg:width="10.899cm" svg:height="5.599cm" svg:x="17.9cm" svg:y="14.401cm">
          <draw:image xlink:href="Pictures/10000201000001B200000167AF84D2BB.png" xlink:type="simple" xlink:show="embed" xlink:actuate="onLoad">
            <text:p/>
          </draw:image>
        </draw:frame>
        <draw:custom-shape draw:style-name="gr6" draw:text-style-name="P1" xml:id="id11" draw:id="id11" draw:layer="layout" svg:width="5.2cm" svg:height="6cm" svg:x="2.8cm" svg:y="8.1cm">
          <text:p text:style-name="P1">isoftapp service</text:p>
          <draw:enhanced-geometry svg:viewBox="0 0 21600 21600" draw:type="rectangle" draw:enhanced-path="M 0 0 L 21600 0 21600 21600 0 21600 0 0 Z N"/>
        </draw:custom-shape>
        <draw:frame draw:style-name="gr7" draw:text-style-name="P4" xml:id="id12" draw:id="id12" draw:layer="layout" svg:width="2.437cm" svg:height="0.962cm" svg:x="10.3cm" svg:y="8.3cm">
          <draw:text-box>
            <text:p>update</text:p>
          </draw:text-box>
        </draw:frame>
        <draw:frame draw:style-name="gr7" draw:text-style-name="P4" xml:id="id13" draw:id="id13" draw:layer="layout" svg:width="2.822cm" svg:height="0.962cm" svg:x="10.3cm" svg:y="10.9cm">
          <draw:text-box>
            <text:p>upgrade</text:p>
          </draw:text-box>
        </draw:frame>
        <draw:connector draw:style-name="gr2" draw:text-style-name="P3" draw:layer="layout" draw:type="curve" svg:x1="8cm" svg:y1="11.1cm" svg:x2="10.3cm" svg:y2="8.781cm" draw:start-shape="id11" draw:start-glue-point="1" draw:end-shape="id12" svg:d="M8000 11100c1726 0 577-2319 2300-2319" svg:viewBox="0 0 2301 2320">
          <text:p/>
        </draw:connector>
        <draw:connector draw:style-name="gr2" draw:text-style-name="P3" draw:layer="layout" draw:type="curve" svg:x1="8cm" svg:y1="11.1cm" svg:x2="10.3cm" svg:y2="11.381cm" draw:start-shape="id11" draw:start-glue-point="1" draw:end-shape="id13" draw:end-glue-point="3" svg:d="M8000 11100c1726 0 577 281 2300 281" svg:viewBox="0 0 2301 282">
          <text:p/>
        </draw:connector>
        <draw:frame draw:style-name="gr7" draw:text-style-name="P4" xml:id="id15" draw:id="id15" draw:layer="layout" svg:width="2.119cm" svg:height="0.962cm" svg:x="10.3cm" svg:y="12.2cm">
          <draw:text-box>
            <text:p>install</text:p>
          </draw:text-box>
        </draw:frame>
        <draw:frame draw:style-name="gr7" draw:text-style-name="P4" xml:id="id16" draw:id="id16" draw:layer="layout" svg:width="2.614cm" svg:height="0.962cm" svg:x="10.3cm" svg:y="13.638cm">
          <draw:text-box>
            <text:p>remove</text:p>
          </draw:text-box>
        </draw:frame>
        <draw:frame draw:style-name="gr7" draw:text-style-name="P4" xml:id="id17" draw:id="id17" draw:layer="layout" svg:width="2.157cm" svg:height="0.962cm" svg:x="10.3cm" svg:y="15.038cm">
          <draw:text-box>
            <text:p>check</text:p>
          </draw:text-box>
        </draw:frame>
        <draw:frame draw:style-name="gr7" draw:text-style-name="P4" xml:id="id14" draw:id="id14" draw:layer="layout" svg:width="2.403cm" svg:height="0.962cm" svg:x="10.3cm" svg:y="9.8cm">
          <draw:text-box>
            <text:p>search</text:p>
          </draw:text-box>
        </draw:frame>
        <draw:connector draw:style-name="gr2" draw:text-style-name="P3" draw:layer="layout" draw:type="curve" svg:x1="8cm" svg:y1="11.1cm" svg:x2="10.3cm" svg:y2="10.281cm" draw:start-shape="id11" draw:start-glue-point="1" draw:end-shape="id14" draw:end-glue-point="3" svg:d="M8000 11100c1726 0 577-819 2300-819" svg:viewBox="0 0 2301 820">
          <text:p/>
        </draw:connector>
        <draw:connector draw:style-name="gr2" draw:text-style-name="P3" draw:layer="layout" draw:type="curve" svg:x1="8cm" svg:y1="11.1cm" svg:x2="10.3cm" svg:y2="12.681cm" draw:start-shape="id11" draw:start-glue-point="1" draw:end-shape="id15" svg:d="M8000 11100c1726 0 577 1581 2300 1581" svg:viewBox="0 0 2301 1582">
          <text:p/>
        </draw:connector>
        <draw:connector draw:style-name="gr2" draw:text-style-name="P3" draw:layer="layout" draw:type="curve" svg:x1="8cm" svg:y1="11.1cm" svg:x2="10.3cm" svg:y2="14.119cm" draw:start-shape="id11" draw:start-glue-point="1" draw:end-shape="id16" draw:end-glue-point="3" svg:d="M8000 11100c1726 0 577 3019 2300 3019" svg:viewBox="0 0 2301 3020">
          <text:p/>
        </draw:connector>
        <draw:connector draw:style-name="gr2" draw:text-style-name="P3" draw:layer="layout" draw:type="curve" svg:x1="8cm" svg:y1="11.1cm" svg:x2="10.3cm" svg:y2="15.519cm" draw:start-shape="id11" draw:start-glue-point="1" draw:end-shape="id17" draw:end-glue-point="3" svg:d="M8000 11100c1726 0 577 4419 2300 4419" svg:viewBox="0 0 2301 4420">
          <text:p/>
        </draw:connector>
        <draw:custom-shape draw:style-name="gr8" draw:text-style-name="P1" draw:layer="layout" svg:width="6.6cm" svg:height="2.6cm" svg:x="17.4cm" svg:y="6.9cm">
          <text:p text:style-name="P1">$ conso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09:05:18.422029394</meta:creation-date>
    <dc:date>2015-12-22T11:58:27.492942535</dc:date>
    <meta:editing-duration>PT20M16S</meta:editing-duration>
    <meta:editing-cycles>16</meta:editing-cycles>
    <meta:generator>LibreOffice/5.0.1.2$Linux_X86_64 LibreOffice_project/81898c9f5c0d43f3473ba111d7b351050be20261</meta:generator>
    <meta:document-statistic meta:object-count="37"/>
  </office:meta>
</office:document-meta>
</file>